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Comparator.compare( T o1 , 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Comparator.InstanceComparator( Class &lt; ? &gt; ... instance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Comparator.getOrder( @ Nullable 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